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T49" style:parent-style-name="DefaultParagraphFont" style:family="text">
      <style:text-properties fo:font-weight="bold" style:font-weight-asian="bold" style:font-weight-complex="bold" fo:font-size="24pt" style:font-size-asian="24pt" style:font-size-complex="24pt"/>
    </style:style>
    <style:style style:name="T50" style:parent-style-name="DefaultParagraphFont" style:family="text">
      <style:text-properties fo:font-weight="bold" style:font-weight-asian="bold" style:font-weight-complex="bold" fo:font-size="24pt" style:font-size-asian="24pt" style:font-size-complex="24pt"/>
    </style:style>
    <style:style style:name="P51" style:parent-style-name="Standard" style:family="paragraph">
      <style:paragraph-properties fo:margin-left="0.25in">
        <style:tab-stops/>
      </style:paragraph-propertie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7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2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1155CC" style:text-underline-type="single" style:text-underline-style="solid" style:text-underline-width="auto" style:text-underline-mode="continuous"/>
    </style:style>
    <style:style style:name="P65" style:parent-style-name="Standard" style:family="paragraph">
      <style:paragraph-properties fo:margin-left="0.75in">
        <style:tab-stops/>
      </style:paragraph-propertie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T69" style:parent-style-name="DefaultParagraphFont" style:family="text">
      <style:text-properties fo:color="#1155CC" style:text-underline-type="single" style:text-underline-style="solid" style:text-underline-width="auto" style:text-underline-mode="continuous"/>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P75" style:parent-style-name="Standard" style:family="paragraph">
      <style:paragraph-properties fo:margin-left="0.75in">
        <style:tab-stops/>
      </style:paragraph-properties>
    </style:style>
    <style:style style:name="T76" style:parent-style-name="DefaultParagraphFont" style:family="text">
      <style:text-properties fo:color="#1155CC" style:text-underline-type="single" style:text-underline-style="solid" style:text-underline-width="auto" style:text-underline-mode="continuou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P79" style:parent-style-name="Standard" style:family="paragraph">
      <style:paragraph-properties fo:margin-left="0.75in">
        <style:tab-stops/>
      </style:paragraph-propertie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2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P91" style:parent-style-name="Standard" style:family="paragraph">
      <style:paragraph-properties fo:margin-left="0.75in">
        <style:tab-stops/>
      </style:paragraph-properties>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P95" style:parent-style-name="Standard" style:family="paragraph">
      <style:paragraph-properties fo:margin-left="0.25in">
        <style:tab-stops/>
      </style:paragraph-propertie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T98" style:parent-style-name="DefaultParagraphFont" style:family="text">
      <style:text-properties fo:color="#1155CC" style:text-underline-type="single" style:text-underline-style="solid" style:text-underline-width="auto" style:text-underline-mode="continuou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P103" style:parent-style-name="Standard" style:family="paragraph">
      <style:paragraph-properties fo:margin-left="0.75in">
        <style:tab-stops/>
      </style:paragraph-properties>
    </style:style>
    <style:style style:name="T104" style:parent-style-name="DefaultParagraphFont" style:family="text">
      <style:text-properties fo:color="#1155CC" style:text-underline-type="single" style:text-underline-style="solid" style:text-underline-width="auto" style:text-underline-mode="continuou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7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2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T117" style:parent-style-name="DefaultParagraphFont" style:family="text">
      <style:text-properties fo:color="#1155CC" style:text-underline-type="single" style:text-underline-style="solid" style:text-underline-width="auto" style:text-underline-mode="continuous"/>
    </style:style>
    <style:style style:name="P118" style:parent-style-name="Standard" style:family="paragraph">
      <style:paragraph-properties fo:margin-left="0.25in">
        <style:tab-stops/>
      </style:paragraph-properties>
    </style:style>
    <style:style style:name="T119" style:parent-style-name="DefaultParagraphFont" style:family="text">
      <style:text-properties fo:color="#1155CC" style:text-underline-type="single" style:text-underline-style="solid" style:text-underline-width="auto" style:text-underline-mode="continuous"/>
    </style:style>
    <style:style style:name="T120" style:parent-style-name="DefaultParagraphFont" style:family="text">
      <style:text-properties fo:color="#1155CC" style:text-underline-type="single" style:text-underline-style="solid" style:text-underline-width="auto" style:text-underline-mode="continuous"/>
    </style:style>
    <style:style style:name="T121" style:parent-style-name="DefaultParagraphFont" style:family="text">
      <style:text-properties fo:color="#1155CC" style:text-underline-type="single" style:text-underline-style="solid" style:text-underline-width="auto" style:text-underline-mode="continuous"/>
    </style:style>
    <style:style style:name="P122" style:parent-style-name="Standard" style:family="paragraph">
      <style:paragraph-properties fo:margin-left="0.75in">
        <style:tab-stops/>
      </style:paragraph-propertie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T125" style:parent-style-name="DefaultParagraphFont" style:family="text">
      <style:text-properties fo:color="#1155CC" style:text-underline-type="single" style:text-underline-style="solid" style:text-underline-width="auto" style:text-underline-mode="continuous"/>
    </style:style>
    <style:style style:name="P126" style:parent-style-name="Standard" style:family="paragraph">
      <style:paragraph-properties fo:margin-left="1in">
        <style:tab-stops/>
      </style:paragraph-propertie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T129" style:parent-style-name="DefaultParagraphFont" style:family="text">
      <style:text-properties fo:color="#1155CC" style:text-underline-type="single" style:text-underline-style="solid" style:text-underline-width="auto" style:text-underline-mode="continuous"/>
    </style:style>
    <style:style style:name="T130" style:parent-style-name="DefaultParagraphFont" style:family="text">
      <style:text-properties fo:color="#1155CC" style:text-underline-type="single" style:text-underline-style="solid" style:text-underline-width="auto" style:text-underline-mode="continuous"/>
    </style:style>
    <style:style style:name="P131" style:parent-style-name="Standard" style:family="paragraph">
      <style:paragraph-properties fo:margin-left="1in">
        <style:tab-stops/>
      </style:paragraph-propertie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1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0.75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T145" style:parent-style-name="DefaultParagraphFont" style:family="text">
      <style:text-properties fo:color="#1155CC" style:text-underline-type="single" style:text-underline-style="solid" style:text-underline-width="auto" style:text-underline-mode="continuous"/>
    </style:style>
    <style:style style:name="T146" style:parent-style-name="DefaultParagraphFont" style:family="text">
      <style:text-properties fo:color="#1155CC" style:text-underline-type="single" style:text-underline-style="solid" style:text-underline-width="auto" style:text-underline-mode="continuous"/>
    </style:style>
    <style:style style:name="P147" style:parent-style-name="Standard" style:family="paragraph">
      <style:paragraph-properties fo:margin-left="1in">
        <style:tab-stops/>
      </style:paragraph-propertie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T150" style:parent-style-name="DefaultParagraphFont" style:family="text">
      <style:text-properties fo:color="#1155CC" style:text-underline-type="single" style:text-underline-style="solid" style:text-underline-width="auto" style:text-underline-mode="continuous"/>
    </style:style>
    <style:style style:name="T151" style:parent-style-name="DefaultParagraphFont" style:family="text">
      <style:text-properties fo:color="#1155CC" style:text-underline-type="single" style:text-underline-style="solid" style:text-underline-width="auto" style:text-underline-mode="continuous"/>
    </style:style>
    <style:style style:name="P152" style:parent-style-name="Standard" style:family="paragraph">
      <style:paragraph-properties fo:margin-left="1in">
        <style:tab-stops/>
      </style:paragraph-propertie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T155" style:parent-style-name="DefaultParagraphFont" style:family="text">
      <style:text-properties fo:color="#1155CC" style:text-underline-type="single" style:text-underline-style="solid" style:text-underline-width="auto" style:text-underline-mode="continuou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paragraph-properties fo:margin-left="1in">
        <style:tab-stops/>
      </style:paragraph-properties>
    </style:style>
    <style:style style:name="T158" style:parent-style-name="DefaultParagraphFont" style:family="text">
      <style:text-properties fo:color="#1155CC" style:text-underline-type="single" style:text-underline-style="solid" style:text-underline-width="auto" style:text-underline-mode="continuous"/>
    </style:style>
    <style:style style:name="P159" style:parent-style-name="Standard" style:family="paragraph"/>
    <style:style style:name="T1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1" style:parent-style-name="DefaultParagraphFont" style:family="text">
      <style:text-properties fo:font-weight="bold" style:font-weight-asian="bold" style:font-weight-complex="bold"/>
    </style:style>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TableColumn172" style:family="table-column">
      <style:table-column-properties style:column-width="1.3541in" style:use-optimal-column-width="false"/>
    </style:style>
    <style:style style:name="TableColumn173" style:family="table-column">
      <style:table-column-properties style:column-width="5.1458in" style:use-optimal-column-width="false"/>
    </style:style>
    <style:style style:name="Table171" style:family="table">
      <style:table-properties style:width="6.5in" fo:margin-left="0in" table:align="left"/>
    </style:style>
    <style:style style:name="TableRow174" style:family="table-row">
      <style:table-row-properties style:use-optimal-row-height="false"/>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Row184" style:family="table-row">
      <style:table-row-properties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Row189" style:family="table-row">
      <style:table-row-properties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Row194" style:family="table-row">
      <style:table-row-properties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Row199" style:family="table-row">
      <style:table-row-properties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1.6229in"/>
    </style:style>
    <style:style style:name="TableColumn211" style:family="table-column">
      <style:table-column-properties style:column-width="1.6229in"/>
    </style:style>
    <style:style style:name="TableColumn212" style:family="table-column">
      <style:table-column-properties style:column-width="1.6236in"/>
    </style:style>
    <style:style style:name="TableColumn213" style:family="table-column">
      <style:table-column-properties style:column-width="1.6236in"/>
    </style:style>
    <style:style style:name="Table209" style:family="table">
      <style:table-properties style:width="6.493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TableCell231" style:family="table-cell">
      <style:table-cell-properties fo:border="0.0069in solid #000000" style:writing-mode="lr-tb" fo:padding-top="0in" fo:padding-left="0.075in" fo:padding-bottom="0in" fo:padding-right="0.075in"/>
    </style:style>
    <style:style style:name="TableCell232" style:family="table-cell">
      <style:table-cell-properties fo:border="0.0069in solid #000000" style:writing-mode="lr-tb" fo:padding-top="0in" fo:padding-left="0.075in" fo:padding-bottom="0in" fo:padding-right="0.075in"/>
    </style:style>
    <style:style style:name="TableCell233" style:family="table-cell">
      <style:table-cell-properties fo:border="0.0069in solid #000000" style:writing-mode="lr-tb" fo:padding-top="0in" fo:padding-left="0.075in" fo:padding-bottom="0in" fo:padding-right="0.075in"/>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TableCell236" style:family="table-cell">
      <style:table-cell-properties fo:border="0.0069in solid #000000" style:writing-mode="lr-tb" fo:padding-top="0in" fo:padding-left="0.075in" fo:padding-bottom="0in" fo:padding-right="0.075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TableCell241" style:family="table-cell">
      <style:table-cell-properties fo:border="0.0069in solid #000000" style:writing-mode="lr-tb" fo:padding-top="0in" fo:padding-left="0.075in" fo:padding-bottom="0in" fo:padding-right="0.075in"/>
    </style:style>
    <style:style style:name="TableCell242" style:family="table-cell">
      <style:table-cell-properties fo:border="0.0069in solid #000000" style:writing-mode="lr-tb" fo:padding-top="0in" fo:padding-left="0.075in" fo:padding-bottom="0in" fo:padding-right="0.075in"/>
    </style:style>
    <style:style style:name="TableCell243" style:family="table-cell">
      <style:table-cell-properties fo:border="0.0069in solid #000000" style:writing-mode="lr-tb" fo:padding-top="0in" fo:padding-left="0.075in" fo:padding-bottom="0in" fo:padding-right="0.075in"/>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TableCell246" style:family="table-cell">
      <style:table-cell-properties fo:border="0.0069in solid #000000" style:writing-mode="lr-tb" fo:padding-top="0in" fo:padding-left="0.075in" fo:padding-bottom="0in" fo:padding-right="0.075in"/>
    </style:style>
    <style:style style:name="TableCell247" style:family="table-cell">
      <style:table-cell-properties fo:border="0.0069in solid #000000" style:writing-mode="lr-tb" fo:padding-top="0in" fo:padding-left="0.075in" fo:padding-bottom="0in" fo:padding-right="0.075in"/>
    </style:style>
    <style:style style:name="TableCell248" style:family="table-cell">
      <style:table-cell-properties fo:border="0.0069in solid #000000" style:writing-mode="lr-tb" fo:padding-top="0in" fo:padding-left="0.075in" fo:padding-bottom="0in" fo:padding-right="0.075in"/>
    </style:style>
    <style:style style:name="P249" style:parent-style-name="Heading3" style:family="paragraph">
      <style:paragraph-properties fo:break-before="page"/>
    </style:style>
    <style:style style:name="TableColumn251" style:family="table-column">
      <style:table-column-properties style:column-width="2.1666in" style:use-optimal-column-width="false"/>
    </style:style>
    <style:style style:name="TableColumn252" style:family="table-column">
      <style:table-column-properties style:column-width="2.1666in" style:use-optimal-column-width="false"/>
    </style:style>
    <style:style style:name="TableColumn253" style:family="table-column">
      <style:table-column-properties style:column-width="2.1666in" style:use-optimal-column-width="false"/>
    </style:style>
    <style:style style:name="Table250" style:family="table">
      <style:table-properties style:width="6.5in" fo:margin-left="0in" table:align="left"/>
    </style:style>
    <style:style style:name="TableRow254" style:family="table-row">
      <style:table-row-properties style:use-optimal-row-height="false"/>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Row261" style:family="table-row">
      <style:table-row-properties style:use-optimal-row-height="false"/>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Row268" style:family="table-row">
      <style:table-row-properties style:use-optimal-row-height="false"/>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olumn276" style:family="table-column">
      <style:table-column-properties style:column-width="2.1666in" style:use-optimal-column-width="false"/>
    </style:style>
    <style:style style:name="TableColumn277" style:family="table-column">
      <style:table-column-properties style:column-width="2.1666in" style:use-optimal-column-width="false"/>
    </style:style>
    <style:style style:name="TableColumn278" style:family="table-column">
      <style:table-column-properties style:column-width="2.1666in" style:use-optimal-column-width="false"/>
    </style:style>
    <style:style style:name="Table275" style:family="table">
      <style:table-properties style:width="6.5in" fo:margin-left="0in" table:align="left"/>
    </style:style>
    <style:style style:name="TableRow279" style:family="table-row">
      <style:table-row-properties style:use-optimal-row-height="false"/>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Row286" style:family="table-row">
      <style:table-row-properties style:use-optimal-row-height="false"/>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olumn301" style:family="table-column">
      <style:table-column-properties style:column-width="2.375in" style:use-optimal-column-width="false"/>
    </style:style>
    <style:style style:name="TableColumn302" style:family="table-column">
      <style:table-column-properties style:column-width="1.9583in" style:use-optimal-column-width="false"/>
    </style:style>
    <style:style style:name="TableColumn303" style:family="table-column">
      <style:table-column-properties style:column-width="2.1666in" style:use-optimal-column-width="false"/>
    </style:style>
    <style:style style:name="Table300" style:family="table">
      <style:table-properties style:width="6.5in" fo:margin-left="0in" table:align="left"/>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Row318" style:family="table-row">
      <style:table-row-properties style:use-optimal-row-height="fals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Standard" style:family="paragraph">
      <style:paragraph-properties fo:line-height="1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style>
    <style:style style:name="TableColumn326" style:family="table-column">
      <style:table-column-properties style:column-width="2.375in" style:use-optimal-column-width="false"/>
    </style:style>
    <style:style style:name="TableColumn327" style:family="table-column">
      <style:table-column-properties style:column-width="1.9583in" style:use-optimal-column-width="false"/>
    </style:style>
    <style:style style:name="TableColumn328" style:family="table-column">
      <style:table-column-properties style:column-width="2.1666in" style:use-optimal-column-width="false"/>
    </style:style>
    <style:style style:name="Table325" style:family="table">
      <style:table-properties style:width="6.5in" fo:margin-left="0in" table:align="left"/>
    </style:style>
    <style:style style:name="TableRow329" style:family="table-row">
      <style:table-row-properties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Standard" style:family="paragraph">
      <style:paragraph-properties fo:line-height="100%"/>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00%"/>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00%"/>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Standard" style:family="paragraph">
      <style:paragraph-properties fo:line-height="100%"/>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TableColumn351" style:family="table-column">
      <style:table-column-properties style:column-width="2.375in" style:use-optimal-column-width="false"/>
    </style:style>
    <style:style style:name="TableColumn352" style:family="table-column">
      <style:table-column-properties style:column-width="1.9583in" style:use-optimal-column-width="false"/>
    </style:style>
    <style:style style:name="TableColumn353" style:family="table-column">
      <style:table-column-properties style:column-width="2.1666in" style:use-optimal-column-width="false"/>
    </style:style>
    <style:style style:name="Table350" style:family="table">
      <style:table-properties style:width="6.5in" fo:margin-left="0in" table:align="left"/>
    </style:style>
    <style:style style:name="TableRow354" style:family="table-row">
      <style:table-row-properties style:use-optimal-row-height="false"/>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Standard" style:family="paragraph">
      <style:paragraph-properties fo:line-height="100%"/>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Standard" style:family="paragraph">
      <style:paragraph-properties fo:line-height="100%"/>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Standard" style:family="paragraph">
      <style:paragraph-properties fo:line-height="100%"/>
    </style:style>
    <style:style style:name="TableRow361" style:family="table-row">
      <style:table-row-properties style:use-optimal-row-height="false"/>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Standard" style:family="paragraph">
      <style:paragraph-properties fo:line-height="100%"/>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Standard" style:family="paragraph">
      <style:paragraph-properties fo:line-height="100%"/>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Standard" style:family="paragraph">
      <style:paragraph-properties fo:line-height="100%"/>
    </style:style>
    <style:style style:name="TableRow368" style:family="table-row">
      <style:table-row-properties style:use-optimal-row-height="false"/>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Standard" style:family="paragraph">
      <style:paragraph-properties fo:line-height="100%"/>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Standard" style:family="paragraph">
      <style:paragraph-properties fo:line-height="100%"/>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Standard" style:family="paragraph">
      <style:paragraph-properties fo:line-height="100%"/>
    </style:style>
    <style:style style:name="TableColumn376" style:family="table-column">
      <style:table-column-properties style:column-width="2.375in" style:use-optimal-column-width="false"/>
    </style:style>
    <style:style style:name="TableColumn377" style:family="table-column">
      <style:table-column-properties style:column-width="1.9583in" style:use-optimal-column-width="false"/>
    </style:style>
    <style:style style:name="TableColumn378" style:family="table-column">
      <style:table-column-properties style:column-width="2.1666in" style:use-optimal-column-width="false"/>
    </style:style>
    <style:style style:name="Table375" style:family="table">
      <style:table-properties style:width="6.5in" fo:margin-left="0in" table:align="left"/>
    </style:style>
    <style:style style:name="TableRow379" style:family="table-row">
      <style:table-row-properties style:use-optimal-row-height="false"/>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Standard" style:family="paragraph">
      <style:paragraph-properties fo:line-height="100%"/>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Standard" style:family="paragraph">
      <style:paragraph-properties fo:line-height="100%"/>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Standard" style:family="paragraph">
      <style:paragraph-properties fo:line-height="100%"/>
    </style:style>
    <style:style style:name="TableRow386" style:family="table-row">
      <style:table-row-properties style:use-optimal-row-height="false"/>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Standard" style:family="paragraph">
      <style:paragraph-properties fo:line-height="100%"/>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Standard" style:family="paragraph">
      <style:paragraph-properties fo:line-height="100%"/>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Standard" style:family="paragraph">
      <style:paragraph-properties fo:line-height="100%"/>
    </style:style>
    <style:style style:name="TableRow393" style:family="table-row">
      <style:table-row-properties style:use-optimal-row-height="false"/>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Standard" style:family="paragraph">
      <style:paragraph-properties fo:line-height="100%"/>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Standard" style:family="paragraph">
      <style:paragraph-properties fo:line-height="100%"/>
    </style:style>
    <style:style style:name="TableCell398" style:family="table-cell">
      <style:table-cell-properties fo:border="0.0138in solid #000000" style:writing-mode="lr-tb" fo:padding-top="0.0694in" fo:padding-left="0.0694in" fo:padding-bottom="0.0694in" fo:padding-right="0.0694in"/>
    </style:style>
    <style:style style:name="P399" style:parent-style-name="Standard" style:family="paragraph">
      <style:paragraph-properties fo:line-height="100%"/>
    </style:style>
  </office:automatic-styles>
  <office:body>
    <office:text text:use-soft-page-breaks="true">
      <text:p text:style-name="P1">Technical Design Document (TDD)</text:p>
      <text:p text:style-name="P4"/>
      <text:p text:style-name="P7">Raid of Privilege</text:p>
      <text:p text:style-name="P8">Optimistic Night Wallabies</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Version: (1.0)</text:p>
      <text:p text:style-name="P47">Created: (10/14/15)</text:p>
      <text:p text:style-name="P48">Last Updated: (10/14/15)</text:p>
      <text:soft-page-break/>
      <text:p text:style-name="Standard"><text:span text:style-name="T49">Table of</text:span><text:span text:style-name="T50"><text:s/>Contents</text:span></text:p>
      <text:p text:style-name="Standard"/>
      <text:p text:style-name="P51"><text:a xlink:href="#h.c3i81s75yfr6" office:target-frame-name="_top" xlink:show="replace"><text:span text:style-name="T52">Executive</text:span></text:a><text:a xlink:href="#h.c3i81s75yfr6" office:target-frame-name="_top" xlink:show="replace"><text:span text:style-name="T53"><text:s/></text:span></text:a><text:a xlink:href="#h.c3i81s75yfr6" office:target-frame-name="_top" xlink:show="replace"><text:span text:style-name="T54">Summary</text:span></text:a></text:p>
      <text:p text:style-name="P55"><text:a xlink:href="#h.x3kf4vx60fqa" office:target-frame-name="_top" xlink:show="replace"><text:span text:style-name="T56">Project</text:span></text:a></text:p>
      <text:p text:style-name="P57"><text:a xlink:href="#h.9ez9iwuid99l" office:target-frame-name="_top" xlink:show="replace"><text:span text:style-name="T58">Technical</text:span></text:a></text:p>
      <text:p text:style-name="P59"><text:a xlink:href="#h.usvx8ovzigce" office:target-frame-name="_top" xlink:show="replace"><text:span text:style-name="T60">Hardware</text:span></text:a><text:a xlink:href="#h.usvx8ovzigce" office:target-frame-name="_top" xlink:show="replace"><text:span text:style-name="T61"><text:s/></text:span></text:a><text:a xlink:href="#h.usvx8ovzigce" office:target-frame-name="_top" xlink:show="replace"><text:span text:style-name="T62">and</text:span></text:a><text:a xlink:href="#h.usvx8ovzigce" office:target-frame-name="_top" xlink:show="replace"><text:span text:style-name="T63"><text:s/></text:span></text:a><text:a xlink:href="#h.usvx8ovzigce" office:target-frame-name="_top" xlink:show="replace"><text:span text:style-name="T64">Software</text:span></text:a></text:p>
      <text:p text:style-name="P65"><text:a xlink:href="#h.z5szq4upjato" office:target-frame-name="_top" xlink:show="replace"><text:span text:style-name="T66">2</text:span></text:a><text:a xlink:href="#h.z5szq4upjato" office:target-frame-name="_top" xlink:show="replace"><text:span text:style-name="T67">D</text:span></text:a><text:a xlink:href="#h.z5szq4upjato" office:target-frame-name="_top" xlink:show="replace"><text:span text:style-name="T68"><text:s/></text:span></text:a><text:a xlink:href="#h.z5szq4upjato" office:target-frame-name="_top" xlink:show="replace"><text:span text:style-name="T69">Software</text:span></text:a></text:p>
      <text:p text:style-name="P70"><text:a xlink:href="#h.fnbvrqklhdu8" office:target-frame-name="_top" xlink:show="replace"><text:span text:style-name="T71">3</text:span></text:a><text:a xlink:href="#h.fnbvrqklhdu8" office:target-frame-name="_top" xlink:show="replace"><text:span text:style-name="T72">D</text:span></text:a><text:a xlink:href="#h.fnbvrqklhdu8" office:target-frame-name="_top" xlink:show="replace"><text:span text:style-name="T73"><text:s/></text:span></text:a><text:a xlink:href="#h.fnbvrqklhdu8" office:target-frame-name="_top" xlink:show="replace"><text:span text:style-name="T74">Software</text:span></text:a></text:p>
      <text:p text:style-name="P75"><text:a xlink:href="#h.r8etrhwed9xt" office:target-frame-name="_top" xlink:show="replace"><text:span text:style-name="T76">Sound</text:span></text:a><text:a xlink:href="#h.r8etrhwed9xt" office:target-frame-name="_top" xlink:show="replace"><text:span text:style-name="T77"><text:s/></text:span></text:a><text:a xlink:href="#h.r8etrhwed9xt" office:target-frame-name="_top" xlink:show="replace"><text:span text:style-name="T78">Software</text:span></text:a></text:p>
      <text:p text:style-name="P79"><text:a xlink:href="#h.mes8i2qy5hrw" office:target-frame-name="_top" xlink:show="replace"><text:span text:style-name="T80">Programming</text:span></text:a><text:a xlink:href="#h.mes8i2qy5hrw" office:target-frame-name="_top" xlink:show="replace"><text:span text:style-name="T81"><text:s/></text:span></text:a><text:a xlink:href="#h.mes8i2qy5hrw" office:target-frame-name="_top" xlink:show="replace"><text:span text:style-name="T82">Software</text:span></text:a></text:p>
      <text:p text:style-name="P83"><text:a xlink:href="#h.9me2erbl9agk" office:target-frame-name="_top" xlink:show="replace"><text:span text:style-name="T84">Development</text:span></text:a><text:a xlink:href="#h.9me2erbl9agk" office:target-frame-name="_top" xlink:show="replace"><text:span text:style-name="T85"><text:s/></text:span></text:a><text:a xlink:href="#h.9me2erbl9agk" office:target-frame-name="_top" xlink:show="replace"><text:span text:style-name="T86">Plan</text:span></text:a></text:p>
      <text:p text:style-name="P87"><text:a xlink:href="#h.8stblx8dn4es" office:target-frame-name="_top" xlink:show="replace"><text:span text:style-name="T88">Itinerary</text:span></text:a></text:p>
      <text:p text:style-name="P89"><text:a xlink:href="#h.it9yjc77ydmo" office:target-frame-name="_top" xlink:show="replace"><text:span text:style-name="T90">Milestones</text:span></text:a></text:p>
      <text:p text:style-name="P91"><text:a xlink:href="#h.2o52yo4qkeh4" office:target-frame-name="_top" xlink:show="replace"><text:span text:style-name="T92">Project</text:span></text:a><text:a xlink:href="#h.2o52yo4qkeh4" office:target-frame-name="_top" xlink:show="replace"><text:span text:style-name="T93"><text:s/></text:span></text:a><text:a xlink:href="#h.2o52yo4qkeh4" office:target-frame-name="_top" xlink:show="replace"><text:span text:style-name="T94">Goals</text:span></text:a></text:p>
      <text:p text:style-name="P95"><text:a xlink:href="#h.n0e8rn5rytsp" office:target-frame-name="_top" xlink:show="replace"><text:span text:style-name="T96">Fil</text:span><text:span text:style-name="T97">e</text:span></text:a><text:a xlink:href="#h.n0e8rn5rytsp" office:target-frame-name="_top" xlink:show="replace"><text:span text:style-name="T98"><text:s/></text:span></text:a><text:a xlink:href="#h.n0e8rn5rytsp" office:target-frame-name="_top" xlink:show="replace"><text:span text:style-name="T99">Formats</text:span></text:a></text:p>
      <text:p text:style-name="P100"><text:a xlink:href="#h.qppzb8eby1a1" office:target-frame-name="_top" xlink:show="replace"><text:span text:style-name="T101">2</text:span></text:a><text:a xlink:href="#h.qppzb8eby1a1" office:target-frame-name="_top" xlink:show="replace"><text:span text:style-name="T102">D</text:span></text:a></text:p>
      <text:p text:style-name="P103"><text:a xlink:href="#h.wlal2q17wkn2" office:target-frame-name="_top" xlink:show="replace"><text:span text:style-name="T104">3</text:span></text:a><text:a xlink:href="#h.wlal2q17wkn2" office:target-frame-name="_top" xlink:show="replace"><text:span text:style-name="T105">D</text:span></text:a></text:p>
      <text:p text:style-name="P106"><text:a xlink:href="#h.8o42hzz3t3rg" office:target-frame-name="_top" xlink:show="replace"><text:span text:style-name="T107">Audio</text:span></text:a></text:p>
      <text:p text:style-name="P108"><text:a xlink:href="#h.zhluzu6nye5j" office:target-frame-name="_top" xlink:show="replace"><text:span text:style-name="T109">Scripts</text:span></text:a></text:p>
      <text:p text:style-name="P110"><text:a xlink:href="#h.b5xr7tlzke0g" office:target-frame-name="_top" xlink:show="replace"><text:span text:style-name="T111">Scenes</text:span></text:a></text:p>
      <text:p text:style-name="P112"><text:a xlink:href="#h.8imxkspm60nt" office:target-frame-name="_top" xlink:show="replace"><text:span text:style-name="T113">Other</text:span></text:a></text:p>
      <text:p text:style-name="P114"><text:a xlink:href="#h.a80gtr4r0i55" office:target-frame-name="_top" xlink:show="replace"><text:span text:style-name="T115">Level</text:span></text:a><text:a xlink:href="#h.a80gtr4r0i55" office:target-frame-name="_top" xlink:show="replace"><text:span text:style-name="T116"><text:s/></text:span></text:a><text:a xlink:href="#h.a80gtr4r0i55" office:target-frame-name="_top" xlink:show="replace"><text:span text:style-name="T117">Layouts</text:span></text:a></text:p>
      <text:p text:style-name="P118"><text:a xlink:href="#h.d63g02bjkdh3" office:target-frame-name="_top" xlink:show="replace"><text:span text:style-name="T119">Asset</text:span></text:a><text:a xlink:href="#h.d63g02bjkdh3" office:target-frame-name="_top" xlink:show="replace"><text:span text:style-name="T120"><text:s/></text:span></text:a><text:a xlink:href="#h.d63g02bjkdh3" office:target-frame-name="_top" xlink:show="replace"><text:span text:style-name="T121">List</text:span></text:a></text:p>
      <text:p text:style-name="P122"><text:a xlink:href="#h.rzn5f71aj5e4" office:target-frame-name="_top" xlink:show="replace"><text:span text:style-name="T123">Common</text:span></text:a><text:a xlink:href="#h.rzn5f71aj5e4" office:target-frame-name="_top" xlink:show="replace"><text:span text:style-name="T124"><text:s/></text:span></text:a><text:a xlink:href="#h.rzn5f71aj5e4" office:target-frame-name="_top" xlink:show="replace"><text:span text:style-name="T125">Type</text:span></text:a></text:p>
      <text:p text:style-name="P126"><text:a xlink:href="#h.ha62fk7jsti9" office:target-frame-name="_top" xlink:show="replace"><text:span text:style-name="T127">2</text:span></text:a><text:a xlink:href="#h.ha62fk7jsti9" office:target-frame-name="_top" xlink:show="replace"><text:span text:style-name="T128">D</text:span></text:a><text:a xlink:href="#h.ha62fk7jsti9" office:target-frame-name="_top" xlink:show="replace"><text:span text:style-name="T129"><text:s/></text:span></text:a><text:a xlink:href="#h.ha62fk7jsti9" office:target-frame-name="_top" xlink:show="replace"><text:span text:style-name="T130">Art</text:span></text:a></text:p>
      <text:p text:style-name="P131"><text:a xlink:href="#h.cchlkqq1boi4" office:target-frame-name="_top" xlink:show="replace"><text:span text:style-name="T132">3</text:span></text:a><text:a xlink:href="#h.cchlkqq1boi4" office:target-frame-name="_top" xlink:show="replace"><text:span text:style-name="T133">D</text:span></text:a><text:a xlink:href="#h.cchlkqq1boi4" office:target-frame-name="_top" xlink:show="replace"><text:span text:style-name="T134"><text:s/></text:span></text:a><text:a xlink:href="#h.cchlkqq1boi4" office:target-frame-name="_top" xlink:show="replace"><text:span text:style-name="T135">Models</text:span></text:a></text:p>
      <text:p text:style-name="P136"><text:a xlink:href="#h.dyaig4ova1el" office:target-frame-name="_top" xlink:show="replace"><text:span text:style-name="T137">Audio</text:span></text:a></text:p>
      <text:p text:style-name="P138"><text:a xlink:href="#h.ae2zuon8c2p0" office:target-frame-name="_top" xlink:show="replace"><text:span text:style-name="T139">Level</text:span></text:a><text:a xlink:href="#h.ae2zuon8c2p0" office:target-frame-name="_top" xlink:show="replace"><text:span text:style-name="T140"><text:s/>1 (</text:span></text:a><text:a xlink:href="#h.ae2zuon8c2p0" office:target-frame-name="_top" xlink:show="replace"><text:span text:style-name="T141">Replace</text:span></text:a><text:a xlink:href="#h.ae2zuon8c2p0" office:target-frame-name="_top" xlink:show="replace"><text:span text:style-name="T142"><text:s/></text:span></text:a><text:a xlink:href="#h.ae2zuon8c2p0" office:target-frame-name="_top" xlink:show="replace"><text:span text:style-name="T143">with</text:span></text:a><text:a xlink:href="#h.ae2zuon8c2p0" office:target-frame-name="_top" xlink:show="replace"><text:span text:style-name="T144"><text:s/></text:span></text:a><text:a xlink:href="#h.ae2zuon8c2p0" office:target-frame-name="_top" xlink:show="replace"><text:span text:style-name="T145">name</text:span></text:a><text:a xlink:href="#h.ae2zuon8c2p0" office:target-frame-name="_top" xlink:show="replace"><text:span text:style-name="T146">)</text:span></text:a></text:p>
      <text:p text:style-name="P147"><text:a xlink:href="#h.6ufbemk3wvv7" office:target-frame-name="_top" xlink:show="replace"><text:span text:style-name="T148">2</text:span></text:a><text:a xlink:href="#h.6ufbemk3wvv7" office:target-frame-name="_top" xlink:show="replace"><text:span text:style-name="T149">D</text:span></text:a><text:a xlink:href="#h.6ufbemk3wvv7" office:target-frame-name="_top" xlink:show="replace"><text:span text:style-name="T150"><text:s/></text:span></text:a><text:a xlink:href="#h.6ufbemk3wvv7" office:target-frame-name="_top" xlink:show="replace"><text:span text:style-name="T151">Art</text:span></text:a></text:p>
      <text:p text:style-name="P152"><text:a xlink:href="#h.nkli4e4s5gk4" office:target-frame-name="_top" xlink:show="replace"><text:span text:style-name="T153">3</text:span></text:a><text:a xlink:href="#h.nkli4e4s5gk4" office:target-frame-name="_top" xlink:show="replace"><text:span text:style-name="T154">D</text:span></text:a><text:a xlink:href="#h.nkli4e4s5gk4" office:target-frame-name="_top" xlink:show="replace"><text:span text:style-name="T155"><text:s/></text:span></text:a><text:a xlink:href="#h.nkli4e4s5gk4" office:target-frame-name="_top" xlink:show="replace"><text:span text:style-name="T156">Models</text:span></text:a></text:p>
      <text:p text:style-name="P157"><text:a xlink:href="#h.e8jmh46cvvih" office:target-frame-name="_top" xlink:show="replace"><text:span text:style-name="T158">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This game is a multiplayer free for all. Where there a battle for resources on this island. Players will gain<text:s/>resources from rolling dice, you can trade your resources with other players. Build buildings with your resources, and then wait for other players to finish.</text:p>
      <text:p text:style-name="Standard"/>
      <text:h text:style-name="Heading3" text:outline-level="3"><text:bookmark-start text:name="h.9ez9iwuid99l"/><text:bookmark-end text:name="h.9ez9iwuid99l"/>Technical</text:h>
      <text:p text:style-name="Standard">This is where you will explain some of the technical things in your project. Include:</text:p>
      <text:list text:style-name="LS1">
        <text:list-item>
          <text:p text:style-name="P159">A<text:s/>short summary of<text:s/><text:span text:style-name="T160">all</text:span><text:span text:style-name="T161"><text:s/></text:span>of the programs you will use to create the game (gimp, paint.net, unity3d, audacity, wamp, maya, autodesk, blender, ect.).</text:p>
        </text:list-item>
        <text:list-item>
          <text:p text:style-name="P162">PC</text:p>
        </text:list-item>
        <text:list-item>
          <text:p text:style-name="P163">2 Weeks</text:p>
        </text:list-item>
        <text:list-item>
          <text:p text:style-name="P164">How much money this game is going to cost.</text:p>
          <text:list text:continue-numbering="true">
            <text:list-item>
              <text:p text:style-name="P165">Microsoft Visual Studio usually costs: $299.00</text:p>
            </text:list-item>
            <text:list-item>
              <text:p text:style-name="P166">Unity3D Pro Cost: $150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7">Gimp(Free)</text:p>
        </text:list-item>
      </text:list>
      <text:p text:style-name="Standard"/>
      <text:h text:style-name="Heading3" text:outline-level="3"><text:bookmark-start text:name="h.fnbvrqklhdu8"/><text:bookmark-end text:name="h.fnbvrqklhdu8"/>3D Software</text:h>
      <text:list text:style-name="LS3">
        <text:list-item>
          <text:p text:style-name="P168">Blender. Blender will be used to create the buildings and roads and tiles. $Free</text:p>
        </text:list-item>
      </text:list>
      <text:p text:style-name="Standard"/>
      <text:h text:style-name="Heading3" text:outline-level="3"><text:bookmark-start text:name="h.r8etrhwed9xt"/><text:bookmark-end text:name="h.r8etrhwed9xt"/><text:soft-page-break/>Sound Software</text:h>
      <text:list text:style-name="LS4">
        <text:list-item>
          <text:p text:style-name="P169">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70">Microsoft Visual Studio Community Edition. Microsoft Visual Studio will be used to debug and create the code for the project. $Free</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71">
        <table:table-columns>
          <table:table-column table:style-name="TableColumn172"/>
          <table:table-column table:style-name="TableColumn173"/>
        </table:table-columns>
        <table:table-row table:style-name="TableRow174">
          <table:table-cell table:style-name="TableCell175">
            <text:p text:style-name="P176">Date</text:p>
          </table:table-cell>
          <table:table-cell table:style-name="TableCell177">
            <text:p text:style-name="P178">Milestone</text:p>
          </table:table-cell>
        </table:table-row>
        <table:table-row table:style-name="TableRow179">
          <table:table-cell table:style-name="TableCell180">
            <text:p text:style-name="P181">10/12/2015</text:p>
          </table:table-cell>
          <table:table-cell table:style-name="TableCell182">
            <text:p text:style-name="P183">Project Assigned</text:p>
          </table:table-cell>
        </table:table-row>
        <table:table-row table:style-name="TableRow184">
          <table:table-cell table:style-name="TableCell185">
            <text:p text:style-name="P186">10/14/2015</text:p>
          </table:table-cell>
          <table:table-cell table:style-name="TableCell187">
            <text:p text:style-name="P188">Merge<text:s/>Projects</text:p>
          </table:table-cell>
        </table:table-row>
        <table:table-row table:style-name="TableRow189">
          <table:table-cell table:style-name="TableCell190">
            <text:p text:style-name="P191">10/16/2015</text:p>
          </table:table-cell>
          <table:table-cell table:style-name="TableCell192">
            <text:p text:style-name="P193">TDD Complete</text:p>
          </table:table-cell>
        </table:table-row>
        <table:table-row table:style-name="TableRow194">
          <table:table-cell table:style-name="TableCell195">
            <text:p text:style-name="P196">10/16/2015</text:p>
          </table:table-cell>
          <table:table-cell table:style-name="TableCell197">
            <text:p text:style-name="P198">Map Functionality</text:p>
          </table:table-cell>
        </table:table-row>
        <table:table-row table:style-name="TableRow199">
          <table:table-cell table:style-name="TableCell200">
            <text:p text:style-name="P201">10/18/2015</text:p>
          </table:table-cell>
          <table:table-cell table:style-name="TableCell202">
            <text:p text:style-name="P203">Trade Window Complete</text:p>
          </table:table-cell>
        </table:table-row>
        <table:table-row table:style-name="TableRow204">
          <table:table-cell table:style-name="TableCell205">
            <text:p text:style-name="P206">10/26/2015</text:p>
          </table:table-cell>
          <table:table-cell table:style-name="TableCell207">
            <text:p text:style-name="P208">Completion, Release</text:p>
          </table:table-cell>
        </table:table-row>
      </table:table>
      <text:p text:style-name="Standard"/>
      <text:p text:style-name="Standard"/>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Normal"><text:bookmark-start text:name="h.2o52yo4qkeh4"/><text:bookmark-end text:name="h.2o52yo4qkeh4"/>Date Due</text:p>
          </table:table-cell>
          <table:table-cell table:style-name="TableCell216">
            <text:p text:style-name="Normal">Andrew</text:p>
          </table:table-cell>
          <table:table-cell table:style-name="TableCell217">
            <text:p text:style-name="Normal">Mike</text:p>
          </table:table-cell>
          <table:table-cell table:style-name="TableCell218">
            <text:p text:style-name="Normal">Craig</text:p>
          </table:table-cell>
        </table:table-row>
        <table:table-row table:style-name="TableRow219">
          <table:table-cell table:style-name="TableCell220">
            <text:p text:style-name="Normal">10/16</text:p>
          </table:table-cell>
          <table:table-cell table:style-name="TableCell221">
            <text:p text:style-name="Normal">Map Implementation</text:p>
          </table:table-cell>
          <table:table-cell table:style-name="TableCell222">
            <text:p text:style-name="Normal">Map Implementation</text:p>
          </table:table-cell>
          <table:table-cell table:style-name="TableCell223">
            <text:p text:style-name="Normal"/>
          </table:table-cell>
        </table:table-row>
        <table:table-row table:style-name="TableRow224">
          <table:table-cell table:style-name="TableCell225">
            <text:p text:style-name="Normal">10/19</text:p>
          </table:table-cell>
          <table:table-cell table:style-name="TableCell226">
            <text:p text:style-name="Normal"/>
          </table:table-cell>
          <table:table-cell table:style-name="TableCell227">
            <text:p text:style-name="Normal"/>
          </table:table-cell>
          <table:table-cell table:style-name="TableCell228">
            <text:p text:style-name="Normal">Saving Map Data</text:p>
          </table:table-cell>
        </table:table-row>
        <table:table-row table:style-name="TableRow229">
          <table:table-cell table:style-name="TableCell230">
            <text:p text:style-name="Normal">10/20</text:p>
          </table:table-cell>
          <table:table-cell table:style-name="TableCell231">
            <text:p text:style-name="Normal">Single Player<text:s/>Functionality</text:p>
          </table:table-cell>
          <table:table-cell table:style-name="TableCell232">
            <text:p text:style-name="Normal">Single Player Functionality</text:p>
          </table:table-cell>
          <table:table-cell table:style-name="TableCell233">
            <text:p text:style-name="Normal">Single Player Functionality</text:p>
          </table:table-cell>
        </table:table-row>
        <table:table-row table:style-name="TableRow234">
          <table:table-cell table:style-name="TableCell235">
            <text:p text:style-name="Normal">10/21</text:p>
          </table:table-cell>
          <table:table-cell table:style-name="TableCell236">
            <text:p text:style-name="Normal">Networking Research</text:p>
          </table:table-cell>
          <table:table-cell table:style-name="TableCell237">
            <text:p text:style-name="Normal">Networking Research</text:p>
          </table:table-cell>
          <table:table-cell table:style-name="TableCell238">
            <text:p text:style-name="Normal">Loading Map Data/</text:p>
            <text:p text:style-name="Normal">Networking Research</text:p>
            <text:p text:style-name="Normal"/>
          </table:table-cell>
        </table:table-row>
        <table:table-row table:style-name="TableRow239">
          <table:table-cell table:style-name="TableCell240">
            <text:p text:style-name="Normal">10/22</text:p>
          </table:table-cell>
          <table:table-cell table:style-name="TableCell241">
            <text:p text:style-name="Normal">&gt;</text:p>
          </table:table-cell>
          <table:table-cell table:style-name="TableCell242">
            <text:p text:style-name="Normal">Processing Phase has basic network implementation</text:p>
          </table:table-cell>
          <table:table-cell table:style-name="TableCell243">
            <text:p text:style-name="Normal">&lt;</text:p>
          </table:table-cell>
        </table:table-row>
        <table:table-row table:style-name="TableRow244">
          <table:table-cell table:style-name="TableCell245">
            <text:p text:style-name="Normal">10/25</text:p>
          </table:table-cell>
          <table:table-cell table:style-name="TableCell246">
            <text:p text:style-name="Normal">Merge everything</text:p>
          </table:table-cell>
          <table:table-cell table:style-name="TableCell247">
            <text:p text:style-name="Normal"/>
          </table:table-cell>
          <table:table-cell table:style-name="TableCell248">
            <text:p text:style-name="Normal"/>
          </table:table-cell>
        </table:table-row>
      </table:table>
      <text:soft-page-break/>
      <text:h text:style-name="P249" text:outline-level="3">Project<text:s/>Goals</text:h>
      <text:p text:style-name="Standard">Networking the multiplayer functionality</text:p>
      <text:p text:style-name="Standard"><text:tab/>Processing phase</text:p>
      <text:p text:style-name="Standard"><text:tab/>Build Conflict resolution</text:p>
      <text:p text:style-name="Standard">Loading Worlds &amp;<text:s/>Loading Player Data</text:p>
      <text:p text:style-name="Standard">Trading</text:p>
      <text:p text:style-name="Standard"/>
      <text:p text:style-name="Standard"/>
      <text:p text:style-name="Standard">Accountability<text:s/></text:p>
      <text:p text:style-name="Standard">Andrew: Trading, Networking</text:p>
      <text:p text:style-name="Standard">Mike: Networking, Map Generation</text:p>
      <text:p text:style-name="Standard">Craig: Save, Loading</text:p>
      <text:h text:style-name="Heading3" text:outline-level="3"><text:bookmark-start text:name="h.8unw9ng3cmsq"/><text:bookmark-end text:name="h.8unw9ng3cmsq"/></text:h>
      <text:p text:style-name="Standard"/>
      <text:p text:style-name="Standard">Features:</text:p>
      <text:p text:style-name="Standard"><text:tab/>Save Feature &gt; Player is able to save the last state of the game updated by the processing (server update).<text:s/>Current Game turn will not be saved will loose data not updated from server.</text:p>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50">
        <table:table-columns>
          <table:table-column table:style-name="TableColumn251"/>
          <table:table-column table:style-name="TableColumn252"/>
          <table:table-column table:style-name="TableColumn253"/>
        </table:table-columns>
        <table:table-row table:style-name="TableRow254">
          <table:table-cell table:style-name="TableCell255">
            <text:p text:style-name="P256">Naming Convention</text:p>
          </table:table-cell>
          <table:table-cell table:style-name="TableCell257">
            <text:p text:style-name="P258">Description</text:p>
          </table:table-cell>
          <table:table-cell table:style-name="TableCell259">
            <text:p text:style-name="P260">Format</text:p>
          </table:table-cell>
        </table:table-row>
        <table:table-row table:style-name="TableRow261">
          <table:table-cell table:style-name="TableCell262">
            <text:p text:style-name="P263">Finished_Sheet_Filename</text:p>
          </table:table-cell>
          <table:table-cell table:style-name="TableCell264">
            <text:p text:style-name="P265">A finished 2D sprite sheet</text:p>
          </table:table-cell>
          <table:table-cell table:style-name="TableCell266">
            <text:p text:style-name="P267">.png</text:p>
          </table:table-cell>
        </table:table-row>
        <table:table-row table:style-name="TableRow268">
          <table:table-cell table:style-name="TableCell269">
            <text:p text:style-name="P270">Finished_Texture_Filename</text:p>
          </table:table-cell>
          <table:table-cell table:style-name="TableCell271">
            <text:p text:style-name="P272">A finished texture</text:p>
          </table:table-cell>
          <table:table-cell table:style-name="TableCell273">
            <text:p text:style-name="P274">.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text:s/>all of your 3D files are going to be in, as well as the naming convention you will use for these files.</text:p>
      <text:p text:style-name="Standard">Example:</text:p>
      <text:p text:style-name="Standard"/>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p text:style-name="P281">Naming Convention</text:p>
          </table:table-cell>
          <table:table-cell table:style-name="TableCell282">
            <text:p text:style-name="P283">Description</text:p>
          </table:table-cell>
          <table:table-cell table:style-name="TableCell284">
            <text:p text:style-name="P285">Format</text:p>
          </table:table-cell>
        </table:table-row>
        <text:soft-page-break/>
        <table:table-row table:style-name="TableRow286">
          <table:table-cell table:style-name="TableCell287">
            <text:p text:style-name="P288">Finished_Object_Filename</text:p>
          </table:table-cell>
          <table:table-cell table:style-name="TableCell289">
            <text:p text:style-name="P290">A finished 3D model</text:p>
          </table:table-cell>
          <table:table-cell table:style-name="TableCell291">
            <text:p text:style-name="P292">.obj</text:p>
          </table:table-cell>
        </table:table-row>
        <table:table-row table:style-name="TableRow293">
          <table:table-cell table:style-name="TableCell294">
            <text:p text:style-name="P295">Object_Filename</text:p>
          </table:table-cell>
          <table:table-cell table:style-name="TableCell296">
            <text:p text:style-name="P297">An unfinished 3D model</text:p>
          </table:table-cell>
          <table:table-cell table:style-name="TableCell298">
            <text:p text:style-name="P299">.obj</text:p>
          </table:table-cell>
        </table:table-row>
      </table:table>
      <text:p text:style-name="Standard"/>
      <text:h text:style-name="Heading3" text:outline-level="3"><text:bookmark-start text:name="h.8o42hzz3t3rg"/><text:bookmark-end text:name="h.8o42hzz3t3rg"/>Audio</text:h>
      <text:p text:style-name="Standard">This is where you will specify what file formats all of your audio files are going to be in, as well as the naming convention you will use for these files.</text:p>
      <text:p text:style-name="Standard">Example:</text:p>
      <text:p text:style-name="Standard"/>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Naming Convention</text:p>
          </table:table-cell>
          <table:table-cell table:style-name="TableCell307">
            <text:p text:style-name="P308">Description</text:p>
          </table:table-cell>
          <table:table-cell table:style-name="TableCell309">
            <text:p text:style-name="P310">Format</text:p>
          </table:table-cell>
        </table:table-row>
        <table:table-row table:style-name="TableRow311">
          <table:table-cell table:style-name="TableCell312">
            <text:p text:style-name="P313">Finished_Effect_Filename</text:p>
          </table:table-cell>
          <table:table-cell table:style-name="TableCell314">
            <text:p text:style-name="P315">A finished sound effect</text:p>
          </table:table-cell>
          <table:table-cell table:style-name="TableCell316">
            <text:p text:style-name="P317">.wav</text:p>
          </table:table-cell>
        </table:table-row>
        <table:table-row table:style-name="TableRow318">
          <table:table-cell table:style-name="TableCell319">
            <text:p text:style-name="P320">Finished_Background_Filename</text:p>
          </table:table-cell>
          <table:table-cell table:style-name="TableCell321">
            <text:p text:style-name="P322">A finished background sound</text:p>
          </table:table-cell>
          <table:table-cell table:style-name="TableCell323">
            <text:p text:style-name="P324">.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Naming Convention</text:p>
          </table:table-cell>
          <table:table-cell table:style-name="TableCell332">
            <text:p text:style-name="P333">Description</text:p>
          </table:table-cell>
          <table:table-cell table:style-name="TableCell334">
            <text:p text:style-name="P335">Format</text:p>
          </table:table-cell>
        </table:table-row>
        <table:table-row table:style-name="TableRow336">
          <table:table-cell table:style-name="TableCell337">
            <text:p text:style-name="P338">ScriptFilename</text:p>
          </table:table-cell>
          <table:table-cell table:style-name="TableCell339">
            <text:p text:style-name="P340">A script for an object</text:p>
          </table:table-cell>
          <table:table-cell table:style-name="TableCell341">
            <text:p text:style-name="P342">.cs</text:p>
          </table:table-cell>
        </table:table-row>
        <table:table-row table:style-name="TableRow343">
          <table:table-cell table:style-name="TableCell344">
            <text:p text:style-name="P345"/>
          </table:table-cell>
          <table:table-cell table:style-name="TableCell346">
            <text:p text:style-name="P347"/>
          </table:table-cell>
          <table:table-cell table:style-name="TableCell348">
            <text:p text:style-name="P349"/>
          </table:table-cell>
        </table:table-row>
      </table:table>
      <text:h text:style-name="Heading3" text:outline-level="3"><text:bookmark-start text:name="h.b5xr7tlzke0g"/><text:bookmark-end text:name="h.b5xr7tlzke0g"/>Scenes</text:h>
      <table:table table:style-name="Table350">
        <table:table-columns>
          <table:table-column table:style-name="TableColumn351"/>
          <table:table-column table:style-name="TableColumn352"/>
          <table:table-column table:style-name="TableColumn353"/>
        </table:table-columns>
        <table:table-row table:style-name="TableRow354">
          <table:table-cell table:style-name="TableCell355">
            <text:p text:style-name="P356">Naming Convention</text:p>
          </table:table-cell>
          <table:table-cell table:style-name="TableCell357">
            <text:p text:style-name="P358">Description</text:p>
          </table:table-cell>
          <table:table-cell table:style-name="TableCell359">
            <text:p text:style-name="P360">Format</text:p>
          </table:table-cell>
        </table:table-row>
        <table:table-row table:style-name="TableRow361">
          <table:table-cell table:style-name="TableCell362">
            <text:p text:style-name="P363">SceneFilename</text:p>
          </table:table-cell>
          <table:table-cell table:style-name="TableCell364">
            <text:p text:style-name="P365">A scene in Unity3D</text:p>
          </table:table-cell>
          <table:table-cell table:style-name="TableCell366">
            <text:p text:style-name="P367">.scene</text:p>
          </table:table-cell>
        </table:table-row>
        <table:table-row table:style-name="TableRow368">
          <table:table-cell table:style-name="TableCell369">
            <text:p text:style-name="P370"/>
          </table:table-cell>
          <table:table-cell table:style-name="TableCell371">
            <text:p text:style-name="P372"/>
          </table:table-cell>
          <table:table-cell table:style-name="TableCell373">
            <text:p text:style-name="P374"/>
          </table:table-cell>
        </table:table-row>
      </table:table>
      <text:h text:style-name="Heading3" text:outline-level="3"><text:bookmark-start text:name="h.8imxkspm60nt"/><text:bookmark-end text:name="h.8imxkspm60nt"/>Other</text:h>
      <table:table table:style-name="Table375">
        <table:table-columns>
          <table:table-column table:style-name="TableColumn376"/>
          <table:table-column table:style-name="TableColumn377"/>
          <table:table-column table:style-name="TableColumn378"/>
        </table:table-columns>
        <table:table-row table:style-name="TableRow379">
          <table:table-cell table:style-name="TableCell380">
            <text:p text:style-name="P381">Naming Convention</text:p>
          </table:table-cell>
          <table:table-cell table:style-name="TableCell382">
            <text:p text:style-name="P383">Description</text:p>
          </table:table-cell>
          <table:table-cell table:style-name="TableCell384">
            <text:p text:style-name="P385">Format</text:p>
          </table:table-cell>
        </table:table-row>
        <table:table-row table:style-name="TableRow386">
          <table:table-cell table:style-name="TableCell387">
            <text:p text:style-name="P388">TDDFinished</text:p>
          </table:table-cell>
          <table:table-cell table:style-name="TableCell389">
            <text:p text:style-name="P390">The completed Technical Design Document</text:p>
          </table:table-cell>
          <table:table-cell table:style-name="TableCell391">
            <text:p text:style-name="P392">.pdf</text:p>
          </table:table-cell>
        </table:table-row>
        <table:table-row table:style-name="TableRow393">
          <table:table-cell table:style-name="TableCell394">
            <text:p text:style-name="P395">GDDFinished</text:p>
          </table:table-cell>
          <table:table-cell table:style-name="TableCell396">
            <text:p text:style-name="P397">The completed Game Design Document</text:p>
          </table:table-cell>
          <table:table-cell table:style-name="TableCell398">
            <text:p text:style-name="P399">.pdf</text:p>
          </table:table-cell>
        </table:table-row>
      </table:table>
      <text:p text:style-name="Standard"><text:bookmark-start text:name="h.hgenjb3edd1e"/><text:bookmark-end text:name="h.hgenjb3edd1e"/></text:p>
      <text:p text:style-name="Standard"/>
      <text:h text:style-name="Heading1" text:outline-level="1"><text:bookmark-start text:name="h.d63g02bjkdh3"/><text:bookmark-end text:name="h.d63g02bjkdh3"/><text:soft-page-break/>Asset List</text:h>
      <text:p text:style-name="Standard"><text:bookmark-start text:name="h.rzn5f71aj5e4"/><text:bookmark-end text:name="h.rzn5f71aj5e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6</text:page-number>/<text:page-count>8</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10-14T17:20:00Z</meta:creation-date>
    <dc:date>2015-10-21T15:39:00Z</dc:date>
    <meta:template xlink:href="Normal" xlink:type="simple"/>
    <meta:editing-cycles>9</meta:editing-cycles>
    <meta:editing-duration>PT1740S</meta:editing-duration>
    <meta:document-statistic meta:page-count="8" meta:paragraph-count="12" meta:word-count="971" meta:character-count="6496" meta:row-count="46" meta:non-whitespace-character-count="5537"/>
  </office:meta>
</office:document-meta>
</file>